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925cm"/>
    </style:style>
    <style:style style:name="gr2" style:family="graphic" style:parent-style-name="objectwithoutfill">
      <style:graphic-properties svg:stroke-width="0.053cm" svg:stroke-color="#ff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ff" draw:marker-start-width="0.279cm" draw:marker-end-width="0.279cm" draw:fill="none" draw:textarea-horizontal-align="justify" draw:textarea-vertical-align="middle" draw:auto-grow-height="false" fo:min-height="0.612cm" fo:min-width="2.369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ff" draw:marker-start-width="0.279cm" draw:marker-end-width="0.279cm" draw:fill="none" draw:textarea-horizontal-align="justify" draw:textarea-vertical-align="middle" draw:auto-grow-height="false" fo:min-height="0.612cm" fo:min-width="3.893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style:font-name="Courier New" fo:font-size="24pt" style:font-size-asian="24pt" style:font-size-complex="24pt"/>
    </style:style>
    <style:style style:name="P2" style:family="paragraph">
      <loext:graphic-properties draw:fill="none" draw:fill-color="#ffffff"/>
      <style:text-properties style:font-name="Courier New" fo:font-size="24pt" style:font-size-asian="24pt" style:font-size-complex="24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color="#ff0000"/>
    </style:style>
    <style:style style:name="T1" style:family="text">
      <style:text-properties style:font-name="Courier New" fo:font-size="24pt" style:font-size-asian="24pt" style:font-size-complex="24pt"/>
    </style:style>
    <style:style style:name="T2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065cm" svg:height="5.056cm" svg:x="5.935cm" svg:y="1.889cm">
          <draw:text-box>
            <text:p text:style-name="P1"><text:span text:style-name="T1">1 2 3 4 5 6</text:span></text:p>
            <text:p text:style-name="P1"><text:span text:style-name="T1">7 8 9 10 11 12</text:span></text:p>
            <text:p text:style-name="P1"><text:span text:style-name="T1">13 14 15 16 17 18</text:span></text:p>
            <text:p text:style-name="P1"><text:span text:style-name="T1">19 20 21 22 23 24</text:span></text:p>
            <text:p text:style-name="P1"><text:span text:style-name="T1"/></text:p>
          </draw:text-box>
        </draw:frame>
        <draw:line draw:style-name="gr2" draw:text-style-name="P3" draw:layer="layout" svg:x1="9.237cm" svg:y1="3.397cm" svg:x2="13.555cm" svg:y2="3.413cm">
          <text:p/>
        </draw:line>
        <draw:custom-shape draw:style-name="gr3" draw:text-style-name="P4" draw:layer="layout" svg:width="2.921cm" svg:height="0.914cm" svg:x="5.935cm" svg:y="1.8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921cm" svg:height="0.914cm" svg:x="5.935cm" svg:y="2.9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45cm" svg:height="0.914cm" svg:x="5.935cm" svg:y="3.889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637cm" svg:y1="4.297cm" svg:x2="15.079cm" svg:y2="4.302cm">
          <text:p/>
        </draw:line>
        <draw:line draw:style-name="gr2" draw:text-style-name="P3" draw:layer="layout" svg:x1="9.137cm" svg:y1="2.398cm" svg:x2="12.031cm" svg:y2="2.397cm">
          <text:p/>
        </draw:line>
        <draw:frame draw:style-name="gr5" draw:text-style-name="P5" draw:layer="layout" svg:width="3.834cm" svg:height="0.962cm" svg:x="1.816cm" svg:y="1.919cm">
          <draw:text-box>
            <text:p>Iteration i=0</text:p>
          </draw:text-box>
        </draw:frame>
        <draw:frame draw:style-name="gr5" draw:text-style-name="P5" draw:layer="layout" svg:width="3.834cm" svg:height="0.962cm" svg:x="1.816cm" svg:y="2.819cm">
          <draw:text-box>
            <text:p>Iteration i=1</text:p>
          </draw:text-box>
        </draw:frame>
        <draw:frame draw:style-name="gr5" draw:text-style-name="P5" draw:layer="layout" svg:width="3.834cm" svg:height="0.962cm" svg:x="1.816cm" svg:y="3.819cm">
          <draw:text-box>
            <text:p>Iteration i=2</text:p>
          </draw:text-box>
        </draw:frame>
        <draw:frame draw:style-name="gr5" draw:text-style-name="P6" draw:layer="layout" svg:width="2.61cm" svg:height="0.962cm" svg:x="12.741cm" svg:y="1.816cm">
          <draw:text-box>
            <text:p><text:span text:style-name="T2">ignored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9-02T14:36:48.876000000</meta:creation-date>
    <dc:date>2021-09-02T14:43:31.782000000</dc:date>
    <meta:editing-duration>PT6M43S</meta:editing-duration>
    <meta:editing-cycles>1</meta:editing-cycles>
    <meta:document-statistic meta:object-count="11"/>
    <meta:generator>LibreOffice/6.3.2.2$Windows_X86_64 LibreOffice_project/98b30e735bda24bc04ab42594c85f7fd8be07b9c</meta:generator>
  </office:meta>
</office:document-meta>
</file>